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3e362" officeooo:paragraph-rsid="0003e362"/>
    </style:style>
    <style:style style:name="P2" style:family="paragraph" style:parent-style-name="Text_20_body" style:list-style-name="L1">
      <style:text-properties officeooo:rsid="0003e362" officeooo:paragraph-rsid="0003e362"/>
    </style:style>
    <style:style style:name="P3" style:family="paragraph" style:parent-style-name="Text_20_body" style:list-style-name="L2">
      <style:text-properties officeooo:rsid="0003e362" officeooo:paragraph-rsid="0003e362"/>
    </style:style>
    <style:style style:name="P4" style:family="paragraph" style:parent-style-name="Text_20_body" style:list-style-name="L3">
      <style:text-properties officeooo:rsid="0003e362" officeooo:paragraph-rsid="0003e362"/>
    </style:style>
    <style:style style:name="P5" style:family="paragraph" style:parent-style-name="Text_20_body" style:list-style-name="L4">
      <style:text-properties officeooo:rsid="0003e362" officeooo:paragraph-rsid="0003e362"/>
    </style:style>
    <style:style style:name="P6" style:family="paragraph" style:parent-style-name="Text_20_body" style:list-style-name="L5">
      <style:text-properties officeooo:rsid="0003e362" officeooo:paragraph-rsid="0003e362"/>
    </style:style>
    <style:style style:name="P7" style:family="paragraph" style:parent-style-name="Text_20_body" style:list-style-name="L6">
      <style:text-properties officeooo:rsid="0003e362" officeooo:paragraph-rsid="0003e362"/>
    </style:style>
    <style:style style:name="P8" style:family="paragraph" style:parent-style-name="Heading_20_1">
      <style:text-properties officeooo:paragraph-rsid="0003e362"/>
    </style:style>
    <style:style style:name="T1" style:family="text">
      <style:text-properties officeooo:rsid="0003e3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Thesis Organization, JAM</text:span></text:h>
      <text:p text:style-name="P1">Chapter 1: Introduction</text:p>
      <text:list xml:id="list6815059474368674978" text:style-name="L1">
        <text:list-item>
          <text:p text:style-name="P2">Background and Introduction</text:p>
        </text:list-item>
        <text:list-item>
          <text:p text:style-name="P2">Description of the problem and relevance</text:p>
        </text:list-item>
        <text:list-item>
          <text:p text:style-name="P2">Outline of thesis (in parenthetical form)</text:p>
        </text:list-item>
      </text:list>
      <text:p text:style-name="P1">Chapter 2: Survey of Literature</text:p>
      <text:list xml:id="list2529563416251364971" text:style-name="L2">
        <text:list-item>
          <text:p text:style-name="P3">Foundations: Literature from 20 → 10 years ago</text:p>
        </text:list-item>
        <text:list-item>
          <text:p text:style-name="P3">Current topics: Literature &lt; 10 years old</text:p>
        </text:list-item>
      </text:list>
      <text:p text:style-name="P1">Chapter 3: Formulation of the Chung and Yoo Cantilever Beam problem</text:p>
      <text:list xml:id="list1304625619722618071" text:style-name="L3">
        <text:list-item>
          <text:p text:style-name="P4">Description of the system</text:p>
        </text:list-item>
        <text:list-item>
          <text:p text:style-name="P4">Development of the energy equations</text:p>
        </text:list-item>
        <text:list-item>
          <text:p text:style-name="P4">Variational approximation and discretization technique</text:p>
        </text:list-item>
        <text:list-item>
          <text:p text:style-name="P4">Development of element matrices</text:p>
        </text:list-item>
        <text:list-item>
          <text:p text:style-name="P4">Comparison with Chung and Yoo results</text:p>
        </text:list-item>
      </text:list>
      <text:p text:style-name="P1">Chapter 4: Furthering the work</text:p>
      <text:list xml:id="list2197532600251077649" text:style-name="L4">
        <text:list-item>
          <text:p text:style-name="P5">Twist and taper energy equations modifications</text:p>
        </text:list-item>
        <text:list-item>
          <text:p text:style-name="P5">Variational approximation modifications</text:p>
        </text:list-item>
        <text:list-item>
          <text:p text:style-name="P5">Element matrices modifications</text:p>
        </text:list-item>
      </text:list>
      <text:p text:style-name="P1">Chapter 5: Results and Concluding Remarks</text:p>
      <text:p text:style-name="P1">Appendix: A</text:p>
      <text:list xml:id="list8626676574649912993" text:style-name="L5">
        <text:list-item>
          <text:p text:style-name="P6">Development of Variational Approximation</text:p>
        </text:list-item>
      </text:list>
      <text:p text:style-name="P1">Appendix: B</text:p>
      <text:list xml:id="list6827019378613071451" text:style-name="L6">
        <text:list-item>
          <text:p text:style-name="P7">Development of Stress/Strain Principles from Structural Mechanic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42:49.489277940</meta:creation-date>
    <dc:date>2014-06-13T15:51:29.795194918</dc:date>
    <meta:editing-duration>P0D</meta:editing-duration>
    <meta:editing-cycles>1</meta:editing-cycles>
    <meta:document-statistic meta:table-count="0" meta:image-count="0" meta:object-count="0" meta:page-count="1" meta:paragraph-count="23" meta:word-count="129" meta:character-count="863" meta:non-whitespace-character-count="772"/>
    <meta:generator>LibreOffice/4.2.3.3$Linux_X86_64 LibreOffice_project/420m0$Build-3</meta:generator>
  </office:meta>
</office:document-meta>
</file>